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0a6" officeooo:paragraph-rsid="0017d0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Naive base algorithm</text:p>
      <text:p text:style-name="P1">import csv</text:p>
      <text:p text:style-name="P1">import random</text:p>
      <text:p text:style-name="P1">import math</text:p>
      <text:p text:style-name="P1"><text:s/></text:p>
      <text:p text:style-name="P1">def loadCsv(filename):</text:p>
      <text:p text:style-name="P1"><text:tab/>lines = csv.reader(open(filename))</text:p>
      <text:p text:style-name="P1"><text:tab/>dataset = list(lines)</text:p>
      <text:p text:style-name="P1"><text:tab/>for i in range(len(dataset)):</text:p>
      <text:p text:style-name="P1"><text:tab/><text:tab/>dataset[i] = [float(x) for x in dataset[i]]</text:p>
      <text:p text:style-name="P1"><text:tab/>return dataset</text:p>
      <text:p text:style-name="P1"><text:s/></text:p>
      <text:p text:style-name="P1">def splitDataset(dataset, splitRatio):</text:p>
      <text:p text:style-name="P1"><text:tab/>trainSize = int(len(dataset) * splitRatio)</text:p>
      <text:p text:style-name="P1"><text:tab/>trainSet = []</text:p>
      <text:p text:style-name="P1"><text:tab/>copy = list(dataset)</text:p>
      <text:p text:style-name="P1"><text:tab/>while len(trainSet) &lt; trainSize:</text:p>
      <text:p text:style-name="P1"><text:tab/><text:tab/>index = random.randrange(len(copy))</text:p>
      <text:p text:style-name="P1"><text:tab/><text:tab/>trainSet.append(copy.pop(index))</text:p>
      <text:p text:style-name="P1"><text:tab/>return [trainSet, copy]</text:p>
      <text:p text:style-name="P1"><text:s/></text:p>
      <text:p text:style-name="P1">def separateByClass(dataset):</text:p>
      <text:p text:style-name="P1"><text:tab/>separated = {}</text:p>
      <text:p text:style-name="P1"><text:tab/>for i in range(len(dataset)):</text:p>
      <text:p text:style-name="P1"><text:tab/><text:tab/>vector = dataset[i]</text:p>
      <text:p text:style-name="P1"><text:tab/><text:tab/>if (vector[-1] not in separated):</text:p>
      <text:p text:style-name="P1"><text:tab/><text:tab/><text:tab/>separated[vector[-1]] = []</text:p>
      <text:p text:style-name="P1"><text:tab/><text:tab/>separated[vector[-1]].append(vector)</text:p>
      <text:p text:style-name="P1"><text:tab/>return separated</text:p>
      <text:p text:style-name="P1"><text:s/></text:p>
      <text:p text:style-name="P1">def mean(numbers):</text:p>
      <text:p text:style-name="P1"><text:tab/>return sum(numbers)/float(len(numbers))</text:p>
      <text:p text:style-name="P1"><text:s/></text:p>
      <text:p text:style-name="P1">def stdev(numbers):</text:p>
      <text:p text:style-name="P1"><text:tab/>avg = mean(numbers)</text:p>
      <text:p text:style-name="P1"><text:tab/>variance = sum([pow(x-avg,2) for x in numbers])/float(len(numbers)-1)</text:p>
      <text:p text:style-name="P1"><text:tab/>return math.sqrt(variance)</text:p>
      <text:p text:style-name="P1"><text:s/></text:p>
      <text:p text:style-name="P1">def summarize(dataset):</text:p>
      <text:p text:style-name="P1"><text:tab/>summaries = [(mean(attribute), stdev(attribute)) for attribute in zip(*dataset)]</text:p>
      <text:p text:style-name="P1"><text:tab/>del summaries[-1]</text:p>
      <text:p text:style-name="P1"><text:tab/>return summaries</text:p>
      <text:p text:style-name="P1"><text:s/></text:p>
      <text:p text:style-name="P1">def summarizeByClass(dataset):</text:p>
      <text:p text:style-name="P1"><text:tab/>separated = separateByClass(dataset)</text:p>
      <text:p text:style-name="P1"><text:tab/>summaries = {}</text:p>
      <text:p text:style-name="P1"><text:tab/>for classValue, instances in separated.items():</text:p>
      <text:p text:style-name="P1"><text:tab/><text:tab/>summaries[classValue] = summarize(instances)</text:p>
      <text:p text:style-name="P1"><text:tab/>return summaries</text:p>
      <text:p text:style-name="P1"><text:s/></text:p>
      <text:p text:style-name="P1">def calculateProbability(x, mean, stdev):</text:p>
      <text:p text:style-name="P1"><text:tab/>exponent = math.exp(-(math.pow(x-mean,2)/(2*math.pow(stdev,2))))</text:p>
      <text:p text:style-name="P1"><text:soft-page-break/><text:tab/>return (1 / (math.sqrt(2*math.pi) * stdev)) * exponent</text:p>
      <text:p text:style-name="P1"><text:s/></text:p>
      <text:p text:style-name="P1">def calculateClassProbabilities(summaries, inputVector):</text:p>
      <text:p text:style-name="P1"><text:tab/>probabilities = {}</text:p>
      <text:p text:style-name="P1"><text:tab/>for classValue, classSummaries in summaries.items():</text:p>
      <text:p text:style-name="P1"><text:tab/><text:tab/>probabilities[classValue] = 1</text:p>
      <text:p text:style-name="P1"><text:tab/><text:tab/>for i in range(len(classSummaries)):</text:p>
      <text:p text:style-name="P1"><text:tab/><text:tab/><text:tab/>mean, stdev = classSummaries[i]</text:p>
      <text:p text:style-name="P1"><text:tab/><text:tab/><text:tab/>x = inputVector[i]</text:p>
      <text:p text:style-name="P1"><text:tab/><text:tab/><text:tab/>probabilities[classValue] *= calculateProbability(x, mean, stdev)</text:p>
      <text:p text:style-name="P1"><text:tab/>return probabilities</text:p>
      <text:p text:style-name="P1"><text:tab/><text:tab/><text:tab/></text:p>
      <text:p text:style-name="P1">def predict(summaries, inputVector):</text:p>
      <text:p text:style-name="P1"><text:tab/>probabilities = calculateClassProbabilities(summaries, inputVector)</text:p>
      <text:p text:style-name="P1"><text:tab/>bestLabel, bestProb = None, -1</text:p>
      <text:p text:style-name="P1"><text:tab/>for classValue, probability in probabilities.items():</text:p>
      <text:p text:style-name="P1"><text:tab/><text:tab/>if bestLabel is None or probability &gt; bestProb:</text:p>
      <text:p text:style-name="P1"><text:tab/><text:tab/><text:tab/>bestProb = probability</text:p>
      <text:p text:style-name="P1"><text:tab/><text:tab/><text:tab/>bestLabel = classValue</text:p>
      <text:p text:style-name="P1"><text:tab/>return bestLabel</text:p>
      <text:p text:style-name="P1"><text:s/></text:p>
      <text:p text:style-name="P1">def getPredictions(summaries, testSet):</text:p>
      <text:p text:style-name="P1"><text:tab/>predictions = []</text:p>
      <text:p text:style-name="P1"><text:tab/>for i in range(len(testSet)):</text:p>
      <text:p text:style-name="P1"><text:tab/><text:tab/>result = predict(summaries, testSet[i])</text:p>
      <text:p text:style-name="P1"><text:tab/><text:tab/>predictions.append(result)</text:p>
      <text:p text:style-name="P1"><text:tab/>return predictions</text:p>
      <text:p text:style-name="P1"><text:s/></text:p>
      <text:p text:style-name="P1">def getAccuracy(testSet, predictions):</text:p>
      <text:p text:style-name="P1"><text:tab/>correct = 0</text:p>
      <text:p text:style-name="P1"><text:tab/>for i in range(len(testSet)):</text:p>
      <text:p text:style-name="P1"><text:tab/><text:tab/>if testSet[i][-1] == predictions[i]:</text:p>
      <text:p text:style-name="P1"><text:tab/><text:tab/><text:tab/>correct += 1</text:p>
      <text:p text:style-name="P1"><text:tab/>return (correct/float(len(testSet))) * 100.0</text:p>
      <text:p text:style-name="P1"><text:s/></text:p>
      <text:p text:style-name="P1">def main():</text:p>
      <text:p text:style-name="P1"><text:tab/>filename = '/home/it2016b210/Documents/nbdata.csv'</text:p>
      <text:p text:style-name="P1"><text:tab/>splitRatio = 0.67</text:p>
      <text:p text:style-name="P1"><text:tab/>dataset = loadCsv(filename)</text:p>
      <text:p text:style-name="P1"><text:tab/>trainingSet, testSet = splitDataset(dataset, splitRatio)</text:p>
      <text:p text:style-name="P1"><text:tab/>print(('Split {0} rows into train={1} and test={2} rows').format(len(dataset), len(trainingSet), len(testSet)))</text:p>
      <text:p text:style-name="P1"><text:tab/># prepare model</text:p>
      <text:p text:style-name="P1"><text:tab/>summaries = summarizeByClass(trainingSet)</text:p>
      <text:p text:style-name="P1"><text:tab/># test model</text:p>
      <text:p text:style-name="P1"><text:tab/>predictions = getPredictions(summaries, testSet)</text:p>
      <text:p text:style-name="P1"><text:tab/>accuracy = getAccuracy(testSet, predictions)</text:p>
      <text:p text:style-name="P1"><text:tab/>print('Accuracy:', accuracy,"%")</text:p>
      <text:p text:style-name="P1"><text:s/></text:p>
      <text:p text:style-name="P1">ma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0:05:39.149754667</meta:creation-date>
    <dc:date>2019-10-16T10:06:53.215183267</dc:date>
    <meta:editing-duration>PT1M15S</meta:editing-duration>
    <meta:editing-cycles>1</meta:editing-cycles>
    <meta:document-statistic meta:table-count="0" meta:image-count="0" meta:object-count="0" meta:page-count="2" meta:paragraph-count="101" meta:word-count="292" meta:character-count="2864" meta:non-whitespace-character-count="2547"/>
    <meta:generator>LibreOffice/6.2.7.1$Linux_X86_64 LibreOffice_project/20$Build-1</meta:generator>
  </office:meta>
</office:document-meta>
</file>